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4012a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5fac9" officeooo:paragraph-rsid="0005fac9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4012a" officeooo:paragraph-rsid="0007d0d2" style:font-weight-asian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4012a" officeooo:paragraph-rsid="0009240c" style:font-weight-asian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c8757" officeooo:paragraph-rsid="000c8757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4012a" style:font-weight-asian="bold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ac2cb" officeooo:paragraph-rsid="000ac2cb" style:font-weight-asian="bold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ac2cb" officeooo:paragraph-rsid="00109640" style:font-weight-asian="bold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1ff5c" style:font-weight-asian="bold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5fac9" officeooo:paragraph-rsid="00109640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ebcb5" officeooo:paragraph-rsid="00109640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4012a" officeooo:paragraph-rsid="0011ff5c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0dce2" officeooo:paragraph-rsid="0010dce2" style:font-weight-asian="normal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officeooo:rsid="0009240c"/>
    </style:style>
    <style:style style:name="T5" style:family="text">
      <style:text-properties officeooo:rsid="000ac2cb"/>
    </style:style>
    <style:style style:name="T6" style:family="text">
      <style:text-properties officeooo:rsid="000d491d"/>
    </style:style>
    <style:style style:name="T7" style:family="text">
      <style:text-properties officeooo:rsid="00109640"/>
    </style:style>
    <style:style style:name="T8" style:family="text">
      <style:text-properties officeooo:rsid="0011ff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>Факультет <text:span text:style-name="T1">информационных технологий и </text:span>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1">Отчет по <text:span text:style-name="T2">лабораторной работе №1</text:span></text:p>
      <text:p text:style-name="P12">«<text:span text:style-name="T3">Токенизация</text:span>»</text:p>
      <text:p text:style-name="P12">по курсу</text:p>
      <text:p text:style-name="P11">«Обработка текстов на естественном языке»</text:p>
      <text:p text:style-name="P2"/>
      <text:p text:style-name="P2"/>
      <text:p text:style-name="P2"/>
      <text:p text:style-name="P2"/>
      <text:p text:style-name="P3">Группа: 80-10<text:span text:style-name="T3">6</text:span>М</text:p>
      <text:p text:style-name="P3">Выполнил: <text:span text:style-name="T3">Демин И.А.</text:span></text:p>
      <text:p text:style-name="P3">Преподаватель: Калинин А.Л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сква, 201<text:span text:style-name="T3">9</text:span></text:p>
      <text:p text:style-name="P10"><text:soft-page-break/>Задание</text:p>
      <text:p text:style-name="P6"><text:tab/>Нужно реализовать процесс разбиения текстов документов на токены, который потом будет использоваться при индексации. Для этого потребуется выработать правила, по которым текст делится на токены. Необходимо описать их в отчёте, указать достоинства и недостатки выбранного метода. Привести примеры токенов, которые были выделены неудачно, объяснить, как можно было бы поправить правила, чтобы исправить найденные проблемы. В результатах выполнения работы нужно указать следующие статистические данные: </text:p>
      <text:p text:style-name="P6">• Количество токенов. </text:p>
      <text:p text:style-name="P6">• Среднюю длину токена. </text:p>
      <text:p text:style-name="P7"><text:tab/>Кроме того, нужно привести время выполнения программы, указать зависимость времени от <text:span text:style-name="T8">объема</text:span> входных данных. Указать скорость токенизации в <text:span text:style-name="T8">расчете</text:span> на килобайт входного текста. Является ли эта скорость оптимальной? Как её можно ускорить? </text:p>
      <text:p text:style-name="P13">Выполнение лабораторной работы</text:p>
      <text:p text:style-name="P4"><text:tab/>Токенизацию было решено проводить при помощи языка Python. После поиска информации о ток, как это можно было сделать, была найдена библиотека nltk. С ее помощью было получено неплохое разбиение, однако обнаружены следующие проблемы:</text:p>
      <text:p text:style-name="P4">1 - римские цифры</text:p>
      <text:p text:style-name="P4">2 - транслит</text:p>
      <text:p text:style-name="P4">3 - производные слова</text:p>
      <text:p text:style-name="P4">4 - пустые слова - решено. проверка при создании Counter</text:p>
      <text:p text:style-name="P4">5 - стоп-символы</text:p>
      <text:p text:style-name="P4">6 - слова-сокращения</text:p>
      <text:p text:style-name="P4">7 - тире, скобки</text:p>
      <text:p text:style-name="P4">8 - перечисления</text:p>
      <text:p text:style-name="P4"><text:tab/>Первая версия программы.</text:p>
      <text:p text:style-name="P4">def tokenize_me(file_text):</text:p>
      <text:p text:style-name="P4"><text:s text:c="5"/>words = nltk.word_tokenize(file_text)</text:p>
      <text:p text:style-name="P4"><text:soft-page-break/><text:s text:c="5"/>functors_pos = {'CONJ', 'ADV-PRO', 'CONJ', 'PART'} <text:s/># function words</text:p>
      <text:p text:style-name="P4"><text:s text:c="5"/>return Counter([word.lower() for word, pos in nltk.pos_tag(words, lang='rus')</text:p>
      <text:p text:style-name="P4"><text:s text:c="9"/>if pos not in functors_pos])</text:p>
      <text:p text:style-name="P4"><text:tab/><text:span text:style-name="T5">Данный код был полностью взят из примеров работы nltk</text:span>. <text:span text:style-name="T5">Однако он очень долго работает и имеет плохое качество токенизации.</text:span></text:p>
      <text:p text:style-name="P8">Время работы: 0:0<text:span text:style-name="T6">4</text:span>:04</text:p>
      <text:p text:style-name="P14">Пример токенов для <text:span text:style-name="T7">article-1</text:span>:</text:p>
      <text:p text:style-name="P18">{</text:p>
      <text:p text:style-name="P18"><text:s text:c="4"/>"(": 33,</text:p>
      <text:p text:style-name="P18"><text:s text:c="4"/>")": 34,</text:p>
      <text:p text:style-name="P18"><text:s text:c="4"/>",": 333,</text:p>
      <text:p text:style-name="P18"><text:s text:c="4"/>".": 145,</text:p>
      <text:p text:style-name="P18"><text:s text:c="4"/>".несмотря": 1,</text:p>
      <text:p text:style-name="P18"><text:s text:c="4"/>"000": 1,</text:p>
      <text:p text:style-name="P18"><text:s text:c="4"/>"1-е": 1,</text:p>
      <text:p text:style-name="P18"><text:s text:c="4"/>"1-м": 2,</text:p>
      <text:p text:style-name="P18"><text:s text:c="4"/>"10": 1,</text:p>
      <text:p text:style-name="P18"><text:s text:c="4"/>"123,2": 1,</text:p>
      <text:p text:style-name="P18"><text:s text:c="4"/>"14": 1,</text:p>
      <text:p text:style-name="P18"><text:s text:c="4"/>"1500": 1,</text:p>
      <text:p text:style-name="P18"><text:s text:c="4"/>"16": 1,</text:p>
      <text:p text:style-name="P18"><text:s text:c="4"/>...</text:p>
      <text:p text:style-name="P17">}</text:p>
      <text:p text:style-name="P4">Во второй версии я попытался решить часть проблем, введением дополнительных проверок.</text:p>
      <text:p text:style-name="P4"><text:tab/>Вторая версия программы решила слудующие проблемы:</text:p>
      <text:p text:style-name="P4">5 - пустые слова - решено. проверка при создании Counter</text:p>
      <text:p text:style-name="P4">6 - символы '«': 36, '»': 36 - решено. доп проверка</text:p>
      <text:p text:style-name="P4"><text:soft-page-break/>8 - тире, скобки — решено.</text:p>
      <text:p text:style-name="P4">def tokenize_me(file_text):</text:p>
      <text:p text:style-name="P4"><text:s text:c="4"/>tokens = nltk.word_tokenize(file_text)</text:p>
      <text:p text:style-name="P4"><text:s text:c="4"/>tokens = [i.lower() for i in tokens if ( i not in string.punctuation )]</text:p>
      <text:p text:style-name="P4"><text:s text:c="4"/>stop_words = stopwords.words('russian')</text:p>
      <text:p text:style-name="P4"><text:s text:c="4"/>ext_stop_words = ['—']</text:p>
      <text:p text:style-name="P4"><text:s text:c="4"/>stop_words.extend(ext_stop_words)</text:p>
      <text:p text:style-name="P4"><text:s text:c="4"/>tokens = Counter(</text:p>
      <text:p text:style-name="P4"><text:s text:c="8"/>[i.replace("«", "").replace("»", "")</text:p>
      <text:p text:style-name="P4"><text:s text:c="8"/>for i in tokens if (i not in stop_words and len(i.replace("«", "").replace("»", "")))]</text:p>
      <text:p text:style-name="P4"><text:s text:c="4"/>)</text:p>
      <text:p text:style-name="P4"><text:s text:c="4"/>return tokens</text:p>
      <text:p text:style-name="P19"><text:tab/>Данная версия работает <text:span text:style-name="T8">быстрее</text:span>. <text:span text:style-name="T4">Так же стоит отметить, что был создан частотный словарь, так как его создание обеспечивает исключение повторяющихся слов. Создание списка требует дополнительных преобразований, а если попытаться воспользоваться set(), то у него нет доступного для записи метода сериализации.</text:span></text:p>
      <text:p text:style-name="P19"><text:span text:style-name="T4"><text:tab/>Отдельно хотел упомянуть про встречающиеся цифры. Было решено не удалять их из токенов, так как при поиске по спортивной категории поиск по датам имеет место быть, а отделать цифры от дат очень сложно. </text:span></text:p>
      <text:p text:style-name="P19"><text:tab/><text:span text:style-name="T8">Пример токенов, полеченных с помощью первой версии программы находятся в папке data-tokens1, а второй — в data-tokens.</text:span></text:p>
      <text:p text:style-name="P15">Пример токенов для <text:span text:style-name="T7">article-1</text:span>:</text:p>
      <text:p text:style-name="P20">{</text:p>
      <text:p text:style-name="P20"><text:s text:c="4"/>".несмотря": 1,</text:p>
      <text:p text:style-name="P20"><text:s text:c="4"/>"000": 1,</text:p>
      <text:p text:style-name="P20"><text:s text:c="4"/>"1-е": 1,</text:p>
      <text:p text:style-name="P20"><text:s text:c="4"/>"1-м": 2,</text:p>
      <text:p text:style-name="P20"><text:s text:c="4"/>"10": 1,</text:p>
      <text:p text:style-name="P20"><text:soft-page-break/><text:s text:c="4"/>"123,2": 1,</text:p>
      <text:p text:style-name="P20"><text:s text:c="4"/>"14": 1,</text:p>
      <text:p text:style-name="P20"><text:s text:c="4"/>"1500": 1,</text:p>
      <text:p text:style-name="P20"><text:s text:c="4"/>}</text:p>
      <text:p text:style-name="P9">Статистические данные <text:span text:style-name="T8">для работы финальной версии программы</text:span></text:p>
      <text:p text:style-name="P5"><text:tab/>Time: 0:00:56</text:p>
      <text:p text:style-name="P5"><text:tab/>Tokens count: <text:s/>248162</text:p>
      <text:p text:style-name="P5"><text:tab/>Average length: <text:s/>8</text:p>
      <text:p text:style-name="P16">Вывод</text:p>
      <text:p text:style-name="P21"><text:tab/>В ходе выполнения лабораторной текст был разбит на токены. Я узнал о способах токенизации на языке Python, познакомился с библиотекой nlt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3-08T18:02:26.319567597</dc:date>
    <meta:editing-duration>PT1H3M5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5" meta:paragraph-count="88" meta:word-count="538" meta:character-count="3958" meta:non-whitespace-character-count="3322"/>
  </office:meta>
</office:document-meta>
</file>